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1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Time</text:p>
          </table:table-cell>
          <table:table-cell office:value-type="float" office:value="3.55">
            <text:p>3,55</text:p>
          </table:table-cell>
          <table:table-cell table:style-name="ce1" office:value-type="float" office:value="3.9">
            <text:p>3,9</text:p>
          </table:table-cell>
          <table:table-cell table:style-name="ce1" office:value-type="float" office:value="4.9">
            <text:p>4,9</text:p>
          </table:table-cell>
        </table:table-row>
        <table:table-row table:style-name="ro2">
          <table:table-cell>
            <draw:frame table:end-cell-address="Ark1.H25" table:end-x="0.293cm" table:end-y="0.06cm" draw:z-index="0" draw:style-name="gr1" draw:text-style-name="P1" svg:width="15.999cm" svg:height="8.999cm" svg:x="0.1cm" svg:y="0.102cm">
              <draw:object draw:notify-on-update-of-ranges="Ark1.A2:Ark1.A2 Ark1.B2:Ark1.D2 Ark1.A3:Ark1.A3 Ark1.B3:Ark1.D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</table:table>
      <table:table table:name="Ark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2014-12-07</text:date>, <text:time>11:22:33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rik Ek</meta:initial-creator>
    <meta:creation-date>2014-12-05T13:34:53.24</meta:creation-date>
    <dc:date>2014-12-07T11:22:33.83</dc:date>
    <dc:creator>Fredrik Ek</dc:creator>
    <meta:editing-duration>P1DT21H32M30S</meta:editing-duration>
    <meta:editing-cycles>1</meta:editing-cycles>
    <meta:document-statistic meta:table-count="3" meta:cell-count="8" meta:object-count="1"/>
    <meta:generator>OpenOffice/4.0.1$Win32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55cm" svg:y="0.316cm" chart:style-name="ch2">
          <text:p>Time per Vessel</text:p>
        </chart:title>
        <chart:legend chart:legend-position="end" svg:x="13.915cm" svg:y="4.198cm" style:legend-expansion="high" chart:style-name="ch3"/>
        <chart:plot-area chart:style-name="ch4" table:cell-range-address="Ark1.A2:Ark1.D3" chart:data-source-has-labels="both" svg:x="1.321cm" svg:y="1.661cm" svg:width="11.954cm" svg:height="6.188cm">
          <chartooo:coordinate-region svg:x="1.763cm" svg:y="1.863cm" svg:width="11.415cm" svg:height="5.333cm"/>
          <chart:axis chart:dimension="x" chart:name="primary-x" chart:style-name="ch5" chartooo:axis-type="auto">
            <chartooo:date-scale/>
            <chart:title svg:x="5.928cm" svg:y="8.029cm" chart:style-name="ch6">
              <text:p>Number of Vessels</text:p>
            </chart:title>
            <chart:categories table:cell-range-address="Ark1.B2:Ark1.D2"/>
          </chart:axis>
          <chart:axis chart:dimension="y" chart:name="primary-y" chart:style-name="ch5">
            <chart:title svg:x="0.451cm" svg:y="5.902cm" chart:style-name="ch7">
              <text:p>Time (seconds)</text:p>
            </chart:title>
            <chart:grid chart:style-name="ch8" chart:class="major"/>
          </chart:axis>
          <chart:series chart:style-name="ch9" chart:values-cell-range-address="Ark1.B3:Ark1.D3" chart:label-cell-address="Ark1.A3:Ark1.A3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3">
                <text:p/>
                <draw:g>
                  <svg:desc>Ark1.B2:Ark1.D2</svg:desc>
                </draw:g>
              </table:table-cell>
              <table:table-cell office:value-type="float" office:value="6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Time</text:p>
                <draw:g>
                  <svg:desc>Ark1.A3:Ark1.A3</svg:desc>
                </draw:g>
              </table:table-cell>
              <table:table-cell office:value-type="float" office:value="3.55">
                <text:p>3.55</text:p>
                <draw:g>
                  <svg:desc>Ark1.B3:Ark1.D3</svg:desc>
                </draw:g>
              </table:table-cell>
              <table:table-cell office:value-type="float" office:value="3.9">
                <text:p>3.9</text:p>
              </table:table-cell>
              <table:table-cell office:value-type="float" office:value="4.9">
                <text:p>4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